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officeooo:rsid="003d2300" officeooo:paragraph-rsid="003d2300"/>
    </style:style>
    <style:style style:name="P15"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16"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17"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18"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19"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0" style:family="paragraph" style:parent-style-name="Standard">
      <style:paragraph-properties fo:text-align="justify" style:justify-single-word="false"/>
      <style:text-properties officeooo:rsid="0092b2d3" officeooo:paragraph-rsid="0092b2d3"/>
    </style:style>
    <style:style style:name="P21" style:family="paragraph" style:parent-style-name="Standard">
      <style:paragraph-properties fo:text-align="justify" style:justify-single-word="false"/>
      <style:text-properties officeooo:rsid="003c46a3" officeooo:paragraph-rsid="011d5069"/>
    </style:style>
    <style:style style:name="P22" style:family="paragraph" style:parent-style-name="Standard">
      <style:paragraph-properties fo:text-align="justify" style:justify-single-word="false"/>
      <style:text-properties officeooo:rsid="003c46a3" officeooo:paragraph-rsid="0143f8ac"/>
    </style:style>
    <style:style style:name="P23" style:family="paragraph" style:parent-style-name="Standard">
      <style:paragraph-properties fo:text-align="justify" style:justify-single-word="false"/>
      <style:text-properties officeooo:rsid="003c46a3" officeooo:paragraph-rsid="003c46a3"/>
    </style:style>
    <style:style style:name="P24" style:family="paragraph" style:parent-style-name="Standard">
      <style:paragraph-properties fo:text-align="justify" style:justify-single-word="false"/>
      <style:text-properties officeooo:paragraph-rsid="012e3811"/>
    </style:style>
    <style:style style:name="P25" style:family="paragraph" style:parent-style-name="Standard">
      <style:paragraph-properties fo:text-align="justify" style:justify-single-word="false"/>
      <style:text-properties officeooo:rsid="0089e03f" officeooo:paragraph-rsid="0089e03f"/>
    </style:style>
    <style:style style:name="P26" style:family="paragraph" style:parent-style-name="Standard">
      <style:paragraph-properties fo:text-align="justify" style:justify-single-word="false"/>
      <style:text-properties officeooo:rsid="00590b32" officeooo:paragraph-rsid="00590b32"/>
    </style:style>
    <style:style style:name="P27" style:family="paragraph" style:parent-style-name="Standard">
      <style:paragraph-properties fo:text-align="justify" style:justify-single-word="false"/>
      <style:text-properties officeooo:rsid="01934044" officeooo:paragraph-rsid="01934044"/>
    </style:style>
    <style:style style:name="P28" style:family="paragraph" style:parent-style-name="Standard">
      <style:paragraph-properties fo:text-align="justify" style:justify-single-word="false"/>
      <style:text-properties officeooo:rsid="01962279" officeooo:paragraph-rsid="003d2300"/>
    </style:style>
    <style:style style:name="P29"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31"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33"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34"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35"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36"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37"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38"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39"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40"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41"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42"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43"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44"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45"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46"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47"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48"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49"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50"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51"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52"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53"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54"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55"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56"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57"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58"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59"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60"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61"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62"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63"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64" style:family="paragraph" style:parent-style-name="Standard" style:list-style-name="L13">
      <style:paragraph-properties fo:text-align="justify" style:justify-single-word="false"/>
      <style:text-properties fo:font-weight="normal" officeooo:rsid="017cecc7" officeooo:paragraph-rsid="017cecc7" style:font-weight-asian="normal" style:font-weight-complex="normal"/>
    </style:style>
    <style:style style:name="P65" style:family="paragraph" style:parent-style-name="Standard" style:list-style-name="L14">
      <style:paragraph-properties fo:text-align="justify" style:justify-single-word="false"/>
      <style:text-properties fo:font-weight="normal" officeooo:rsid="0092b2d3" officeooo:paragraph-rsid="0168b497" style:font-weight-asian="normal" style:font-weight-complex="normal"/>
    </style:style>
    <style:style style:name="P66" style:family="paragraph" style:parent-style-name="Standard" style:list-style-name="L14">
      <style:paragraph-properties fo:text-align="justify" style:justify-single-word="false"/>
      <style:text-properties fo:font-weight="normal" officeooo:rsid="0092b2d3" officeooo:paragraph-rsid="018253f2" style:font-weight-asian="normal" style:font-weight-complex="normal"/>
    </style:style>
    <style:style style:name="P67" style:family="paragraph" style:parent-style-name="Standard" style:list-style-name="L14">
      <style:paragraph-properties fo:text-align="justify" style:justify-single-word="false"/>
      <style:text-properties fo:font-weight="normal" officeooo:rsid="0156701b" officeooo:paragraph-rsid="0168b497"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69" style:family="paragraph" style:parent-style-name="Standard" style:list-style-name="L3">
      <style:paragraph-properties fo:text-align="justify" style:justify-single-word="false"/>
      <style:text-properties officeooo:rsid="0072c584" officeooo:paragraph-rsid="003c46a3"/>
    </style:style>
    <style:style style:name="P70" style:family="paragraph" style:parent-style-name="Standard" style:list-style-name="L3">
      <style:paragraph-properties fo:text-align="justify" style:justify-single-word="false"/>
      <style:text-properties officeooo:rsid="003c46a3" officeooo:paragraph-rsid="0089e03f"/>
    </style:style>
    <style:style style:name="P71" style:family="paragraph" style:parent-style-name="Standard" style:list-style-name="L3">
      <style:paragraph-properties fo:text-align="justify" style:justify-single-word="false"/>
      <style:text-properties officeooo:rsid="003c46a3" officeooo:paragraph-rsid="008a3411"/>
    </style:style>
    <style:style style:name="P72" style:family="paragraph" style:parent-style-name="Standard" style:list-style-name="L4">
      <style:paragraph-properties fo:text-align="justify" style:justify-single-word="false"/>
      <style:text-properties officeooo:rsid="003c46a3" officeooo:paragraph-rsid="003c46a3"/>
    </style:style>
    <style:style style:name="P73" style:family="paragraph" style:parent-style-name="Standard" style:list-style-name="L5">
      <style:paragraph-properties fo:text-align="justify" style:justify-single-word="false"/>
      <style:text-properties officeooo:rsid="003c46a3" officeooo:paragraph-rsid="003c46a3"/>
    </style:style>
    <style:style style:name="P74" style:family="paragraph" style:parent-style-name="Standard" style:list-style-name="L3">
      <style:paragraph-properties fo:text-align="justify" style:justify-single-word="false"/>
      <style:text-properties officeooo:rsid="0040653e" officeooo:paragraph-rsid="0089e03f"/>
    </style:style>
    <style:style style:name="P75" style:family="paragraph" style:parent-style-name="Standard" style:list-style-name="L4">
      <style:paragraph-properties fo:text-align="justify" style:justify-single-word="false"/>
      <style:text-properties officeooo:rsid="0040653e" officeooo:paragraph-rsid="003c46a3"/>
    </style:style>
    <style:style style:name="P76" style:family="paragraph" style:parent-style-name="Standard" style:list-style-name="L3">
      <style:paragraph-properties fo:text-align="justify" style:justify-single-word="false"/>
      <style:text-properties officeooo:rsid="003d2300" officeooo:paragraph-rsid="0089e03f"/>
    </style:style>
    <style:style style:name="P77" style:family="paragraph" style:parent-style-name="Standard" style:list-style-name="L11">
      <style:paragraph-properties fo:text-align="justify" style:justify-single-word="false"/>
      <style:text-properties officeooo:rsid="003d2300" officeooo:paragraph-rsid="003d2300"/>
    </style:style>
    <style:style style:name="P78" style:family="paragraph" style:parent-style-name="Standard" style:list-style-name="L11">
      <style:paragraph-properties fo:text-align="justify" style:justify-single-word="false"/>
      <style:text-properties officeooo:rsid="003d2300" officeooo:paragraph-rsid="015c4bf6"/>
    </style:style>
    <style:style style:name="P79" style:family="paragraph" style:parent-style-name="Standard" style:list-style-name="L4">
      <style:paragraph-properties fo:text-align="justify" style:justify-single-word="false"/>
      <style:text-properties officeooo:rsid="0068a5de" officeooo:paragraph-rsid="003c46a3"/>
    </style:style>
    <style:style style:name="P80" style:family="paragraph" style:parent-style-name="Standard" style:list-style-name="L4">
      <style:paragraph-properties fo:text-align="justify" style:justify-single-word="false"/>
      <style:text-properties officeooo:rsid="00419d5b" officeooo:paragraph-rsid="003c46a3"/>
    </style:style>
    <style:style style:name="P81" style:family="paragraph" style:parent-style-name="Standard" style:list-style-name="L4">
      <style:paragraph-properties fo:text-align="justify" style:justify-single-word="false"/>
      <style:text-properties officeooo:rsid="0042790f" officeooo:paragraph-rsid="003c46a3"/>
    </style:style>
    <style:style style:name="P82" style:family="paragraph" style:parent-style-name="Standard" style:list-style-name="L5">
      <style:paragraph-properties fo:text-align="justify" style:justify-single-word="false"/>
      <style:text-properties officeooo:rsid="004356c9" officeooo:paragraph-rsid="003c46a3"/>
    </style:style>
    <style:style style:name="P83" style:family="paragraph" style:parent-style-name="Standard" style:list-style-name="L5">
      <style:paragraph-properties fo:text-align="justify" style:justify-single-word="false"/>
      <style:text-properties officeooo:rsid="008f1b69" officeooo:paragraph-rsid="003c46a3"/>
    </style:style>
    <style:style style:name="P84" style:family="paragraph" style:parent-style-name="Standard" style:list-style-name="L5">
      <style:paragraph-properties fo:text-align="justify" style:justify-single-word="false"/>
      <style:text-properties officeooo:rsid="00447886" officeooo:paragraph-rsid="003c46a3"/>
    </style:style>
    <style:style style:name="P85" style:family="paragraph" style:parent-style-name="Standard" style:list-style-name="L5">
      <style:paragraph-properties fo:text-align="justify" style:justify-single-word="false"/>
      <style:text-properties officeooo:rsid="0045c257" officeooo:paragraph-rsid="003c46a3"/>
    </style:style>
    <style:style style:name="P86" style:family="paragraph" style:parent-style-name="Standard" style:list-style-name="L5">
      <style:paragraph-properties fo:text-align="justify" style:justify-single-word="false"/>
      <style:text-properties officeooo:rsid="0046cb0e" officeooo:paragraph-rsid="003c46a3"/>
    </style:style>
    <style:style style:name="P87" style:family="paragraph" style:parent-style-name="Standard" style:list-style-name="L5">
      <style:paragraph-properties fo:text-align="justify" style:justify-single-word="false"/>
      <style:text-properties officeooo:rsid="0048c3bd" officeooo:paragraph-rsid="003c46a3"/>
    </style:style>
    <style:style style:name="P88" style:family="paragraph" style:parent-style-name="Standard" style:list-style-name="L5">
      <style:paragraph-properties fo:text-align="justify" style:justify-single-word="false"/>
      <style:text-properties officeooo:rsid="004ad75e" officeooo:paragraph-rsid="003c46a3"/>
    </style:style>
    <style:style style:name="P89" style:family="paragraph" style:parent-style-name="Standard" style:list-style-name="L5">
      <style:paragraph-properties fo:text-align="justify" style:justify-single-word="false"/>
      <style:text-properties officeooo:rsid="004c12cf" officeooo:paragraph-rsid="003c46a3"/>
    </style:style>
    <style:style style:name="P90" style:family="paragraph" style:parent-style-name="Standard" style:list-style-name="L5">
      <style:paragraph-properties fo:text-align="justify" style:justify-single-word="false"/>
      <style:text-properties officeooo:rsid="004d437e" officeooo:paragraph-rsid="004d437e"/>
    </style:style>
    <style:style style:name="P91" style:family="paragraph" style:parent-style-name="Standard" style:list-style-name="L5">
      <style:paragraph-properties fo:text-align="justify" style:justify-single-word="false"/>
      <style:text-properties officeooo:rsid="004fea7d" officeooo:paragraph-rsid="004d437e"/>
    </style:style>
    <style:style style:name="P92" style:family="paragraph" style:parent-style-name="Standard" style:list-style-name="L5">
      <style:paragraph-properties fo:text-align="justify" style:justify-single-word="false"/>
      <style:text-properties officeooo:rsid="004fea7d" officeooo:paragraph-rsid="004fea7d"/>
    </style:style>
    <style:style style:name="P93" style:family="paragraph" style:parent-style-name="Standard" style:list-style-name="L5">
      <style:paragraph-properties fo:text-align="justify" style:justify-single-word="false"/>
      <style:text-properties officeooo:rsid="00512642" officeooo:paragraph-rsid="004fea7d"/>
    </style:style>
    <style:style style:name="P94" style:family="paragraph" style:parent-style-name="Standard" style:list-style-name="L5">
      <style:paragraph-properties fo:text-align="justify" style:justify-single-word="false"/>
      <style:text-properties officeooo:rsid="0053f6d1" officeooo:paragraph-rsid="004fea7d"/>
    </style:style>
    <style:style style:name="P95" style:family="paragraph" style:parent-style-name="Standard" style:list-style-name="L5">
      <style:paragraph-properties fo:text-align="justify" style:justify-single-word="false"/>
      <style:text-properties officeooo:rsid="00577177" officeooo:paragraph-rsid="004fea7d"/>
    </style:style>
    <style:style style:name="P96" style:family="paragraph" style:parent-style-name="Standard" style:list-style-name="L5">
      <style:paragraph-properties fo:text-align="justify" style:justify-single-word="false"/>
      <style:text-properties officeooo:rsid="00590b32" officeooo:paragraph-rsid="004fea7d"/>
    </style:style>
    <style:style style:name="P97" style:family="paragraph" style:parent-style-name="Standard" style:list-style-name="L5">
      <style:paragraph-properties fo:text-align="justify" style:justify-single-word="false"/>
      <style:text-properties officeooo:rsid="005b8598" officeooo:paragraph-rsid="004fea7d"/>
    </style:style>
    <style:style style:name="P98" style:family="paragraph" style:parent-style-name="Standard" style:list-style-name="L5">
      <style:paragraph-properties fo:text-align="justify" style:justify-single-word="false"/>
      <style:text-properties officeooo:rsid="005eae73" officeooo:paragraph-rsid="004fea7d"/>
    </style:style>
    <style:style style:name="P99" style:family="paragraph" style:parent-style-name="Standard" style:list-style-name="L5">
      <style:paragraph-properties fo:text-align="justify" style:justify-single-word="false"/>
      <style:text-properties officeooo:rsid="007e3dbe" officeooo:paragraph-rsid="004fea7d"/>
    </style:style>
    <style:style style:name="P100" style:family="paragraph" style:parent-style-name="Standard" style:list-style-name="L5">
      <style:paragraph-properties fo:text-align="justify" style:justify-single-word="false"/>
      <style:text-properties officeooo:rsid="00622055" officeooo:paragraph-rsid="004fea7d"/>
    </style:style>
    <style:style style:name="P101" style:family="paragraph" style:parent-style-name="Standard" style:list-style-name="L5">
      <style:paragraph-properties fo:text-align="justify" style:justify-single-word="false"/>
      <style:text-properties officeooo:rsid="006d4142" officeooo:paragraph-rsid="004fea7d"/>
    </style:style>
    <style:style style:name="P102" style:family="paragraph" style:parent-style-name="Standard" style:list-style-name="L5">
      <style:paragraph-properties fo:text-align="justify" style:justify-single-word="false"/>
      <style:text-properties officeooo:rsid="006eb329" officeooo:paragraph-rsid="004fea7d"/>
    </style:style>
    <style:style style:name="P103" style:family="paragraph" style:parent-style-name="Standard" style:list-style-name="L5">
      <style:paragraph-properties fo:text-align="justify" style:justify-single-word="false"/>
      <style:text-properties officeooo:rsid="0070bea0" officeooo:paragraph-rsid="004fea7d"/>
    </style:style>
    <style:style style:name="P104" style:family="paragraph" style:parent-style-name="Standard" style:list-style-name="L5">
      <style:paragraph-properties fo:text-align="justify" style:justify-single-word="false"/>
      <style:text-properties officeooo:rsid="0070f6e5" officeooo:paragraph-rsid="004fea7d"/>
    </style:style>
    <style:style style:name="P105" style:family="paragraph" style:parent-style-name="Standard" style:list-style-name="L5">
      <style:paragraph-properties fo:text-align="justify" style:justify-single-word="false"/>
      <style:text-properties officeooo:rsid="00748ca6" officeooo:paragraph-rsid="004fea7d"/>
    </style:style>
    <style:style style:name="P106" style:family="paragraph" style:parent-style-name="Standard" style:list-style-name="L5">
      <style:paragraph-properties fo:text-align="justify" style:justify-single-word="false"/>
      <style:text-properties officeooo:rsid="00752ea0" officeooo:paragraph-rsid="004fea7d"/>
    </style:style>
    <style:style style:name="P107" style:family="paragraph" style:parent-style-name="Standard" style:list-style-name="L5">
      <style:paragraph-properties fo:text-align="justify" style:justify-single-word="false"/>
      <style:text-properties officeooo:rsid="007bb070" officeooo:paragraph-rsid="004fea7d"/>
    </style:style>
    <style:style style:name="P108" style:family="paragraph" style:parent-style-name="Standard" style:list-style-name="L5">
      <style:paragraph-properties fo:text-align="justify" style:justify-single-word="false"/>
      <style:text-properties officeooo:rsid="007c3738" officeooo:paragraph-rsid="004fea7d"/>
    </style:style>
    <style:style style:name="P109" style:family="paragraph" style:parent-style-name="Standard" style:list-style-name="L5">
      <style:paragraph-properties fo:text-align="justify" style:justify-single-word="false"/>
      <style:text-properties officeooo:rsid="007e04c7" officeooo:paragraph-rsid="004fea7d"/>
    </style:style>
    <style:style style:name="P110" style:family="paragraph" style:parent-style-name="Standard" style:list-style-name="L5">
      <style:paragraph-properties fo:text-align="justify" style:justify-single-word="false"/>
      <style:text-properties officeooo:rsid="008031f2" officeooo:paragraph-rsid="004fea7d"/>
    </style:style>
    <style:style style:name="P111" style:family="paragraph" style:parent-style-name="Standard" style:list-style-name="L5">
      <style:paragraph-properties fo:text-align="justify" style:justify-single-word="false"/>
      <style:text-properties officeooo:rsid="0081a5db" officeooo:paragraph-rsid="004fea7d"/>
    </style:style>
    <style:style style:name="P112" style:family="paragraph" style:parent-style-name="Standard" style:list-style-name="L5">
      <style:paragraph-properties fo:text-align="justify" style:justify-single-word="false"/>
      <style:text-properties officeooo:rsid="00826bc0" officeooo:paragraph-rsid="004fea7d"/>
    </style:style>
    <style:style style:name="P113" style:family="paragraph" style:parent-style-name="Standard" style:list-style-name="L5">
      <style:paragraph-properties fo:text-align="justify" style:justify-single-word="false"/>
      <style:text-properties officeooo:rsid="00848156" officeooo:paragraph-rsid="004fea7d"/>
    </style:style>
    <style:style style:name="P114" style:family="paragraph" style:parent-style-name="Standard" style:list-style-name="L5">
      <style:paragraph-properties fo:text-align="justify" style:justify-single-word="false"/>
      <style:text-properties officeooo:rsid="00855d33" officeooo:paragraph-rsid="004fea7d"/>
    </style:style>
    <style:style style:name="P115" style:family="paragraph" style:parent-style-name="Standard" style:list-style-name="L5">
      <style:paragraph-properties fo:text-align="justify" style:justify-single-word="false"/>
      <style:text-properties officeooo:rsid="008893a2" officeooo:paragraph-rsid="0089cf36"/>
    </style:style>
    <style:style style:name="P116" style:family="paragraph" style:parent-style-name="Standard" style:list-style-name="L5">
      <style:paragraph-properties fo:text-align="justify" style:justify-single-word="false"/>
      <style:text-properties officeooo:rsid="008bc529" officeooo:paragraph-rsid="0089cf36"/>
    </style:style>
    <style:style style:name="P117" style:family="paragraph" style:parent-style-name="Standard" style:list-style-name="L5">
      <style:paragraph-properties fo:text-align="justify" style:justify-single-word="false"/>
      <style:text-properties officeooo:rsid="008cef0f" officeooo:paragraph-rsid="0089cf36"/>
    </style:style>
    <style:style style:name="P118" style:family="paragraph" style:parent-style-name="Standard" style:list-style-name="L6">
      <style:paragraph-properties fo:text-align="justify" style:justify-single-word="false"/>
      <style:text-properties officeooo:rsid="00977b1d" officeooo:paragraph-rsid="00994dbc"/>
    </style:style>
    <style:style style:name="P119" style:family="paragraph" style:parent-style-name="Standard" style:list-style-name="L6">
      <style:paragraph-properties fo:text-align="justify" style:justify-single-word="false"/>
      <style:text-properties officeooo:rsid="009fe66a" officeooo:paragraph-rsid="00994dbc"/>
    </style:style>
    <style:style style:name="P120" style:family="paragraph" style:parent-style-name="Standard" style:list-style-name="L6">
      <style:paragraph-properties fo:text-align="justify" style:justify-single-word="false"/>
      <style:text-properties officeooo:rsid="00a10838" officeooo:paragraph-rsid="00994dbc"/>
    </style:style>
    <style:style style:name="P121" style:family="paragraph" style:parent-style-name="Standard" style:list-style-name="L6">
      <style:paragraph-properties fo:text-align="justify" style:justify-single-word="false"/>
      <style:text-properties officeooo:rsid="00a13148" officeooo:paragraph-rsid="00994dbc"/>
    </style:style>
    <style:style style:name="P122" style:family="paragraph" style:parent-style-name="Standard" style:list-style-name="L6">
      <style:paragraph-properties fo:text-align="justify" style:justify-single-word="false"/>
      <style:text-properties officeooo:rsid="00a217b7" officeooo:paragraph-rsid="00994dbc"/>
    </style:style>
    <style:style style:name="P123" style:family="paragraph" style:parent-style-name="Standard" style:list-style-name="L6">
      <style:paragraph-properties fo:text-align="justify" style:justify-single-word="false"/>
      <style:text-properties officeooo:rsid="00a3a54b" officeooo:paragraph-rsid="00994dbc"/>
    </style:style>
    <style:style style:name="P124" style:family="paragraph" style:parent-style-name="Standard" style:list-style-name="L6">
      <style:paragraph-properties fo:text-align="justify" style:justify-single-word="false"/>
      <style:text-properties officeooo:rsid="00a43783" officeooo:paragraph-rsid="00994dbc"/>
    </style:style>
    <style:style style:name="P125" style:family="paragraph" style:parent-style-name="Standard" style:list-style-name="L6">
      <style:paragraph-properties fo:text-align="justify" style:justify-single-word="false"/>
      <style:text-properties officeooo:rsid="00a531bc" officeooo:paragraph-rsid="00994dbc"/>
    </style:style>
    <style:style style:name="P126" style:family="paragraph" style:parent-style-name="Standard" style:list-style-name="L6">
      <style:paragraph-properties fo:text-align="justify" style:justify-single-word="false"/>
      <style:text-properties officeooo:rsid="00a6b9d2" officeooo:paragraph-rsid="00a6b9d2"/>
    </style:style>
    <style:style style:name="P127" style:family="paragraph" style:parent-style-name="Standard" style:list-style-name="L6">
      <style:paragraph-properties fo:text-align="justify" style:justify-single-word="false"/>
      <style:text-properties officeooo:rsid="00a9afa4" officeooo:paragraph-rsid="00a6b9d2"/>
    </style:style>
    <style:style style:name="P128" style:family="paragraph" style:parent-style-name="Standard" style:list-style-name="L6">
      <style:paragraph-properties fo:text-align="justify" style:justify-single-word="false"/>
      <style:text-properties officeooo:rsid="00ad52d1" officeooo:paragraph-rsid="00a6b9d2"/>
    </style:style>
    <style:style style:name="P129" style:family="paragraph" style:parent-style-name="Standard" style:list-style-name="L6">
      <style:paragraph-properties fo:text-align="justify" style:justify-single-word="false"/>
      <style:text-properties officeooo:rsid="00b0c63a" officeooo:paragraph-rsid="00a6b9d2"/>
    </style:style>
    <style:style style:name="P130" style:family="paragraph" style:parent-style-name="Standard" style:list-style-name="L6">
      <style:paragraph-properties fo:text-align="justify" style:justify-single-word="false"/>
      <style:text-properties officeooo:rsid="00b2ac8c" officeooo:paragraph-rsid="00a6b9d2"/>
    </style:style>
    <style:style style:name="P131" style:family="paragraph" style:parent-style-name="Standard" style:list-style-name="L6">
      <style:paragraph-properties fo:text-align="justify" style:justify-single-word="false"/>
      <style:text-properties officeooo:rsid="00b50cf3" officeooo:paragraph-rsid="00a6b9d2"/>
    </style:style>
    <style:style style:name="P132" style:family="paragraph" style:parent-style-name="Standard" style:list-style-name="L6">
      <style:paragraph-properties fo:text-align="justify" style:justify-single-word="false"/>
      <style:text-properties officeooo:rsid="00b52c60" officeooo:paragraph-rsid="00b52c60"/>
    </style:style>
    <style:style style:name="P133" style:family="paragraph" style:parent-style-name="Standard" style:list-style-name="L6">
      <style:paragraph-properties fo:text-align="justify" style:justify-single-word="false"/>
      <style:text-properties officeooo:rsid="00b5d4a6" officeooo:paragraph-rsid="00b52c60"/>
    </style:style>
    <style:style style:name="P134" style:family="paragraph" style:parent-style-name="Standard" style:list-style-name="L6">
      <style:paragraph-properties fo:text-align="justify" style:justify-single-word="false"/>
      <style:text-properties officeooo:rsid="00bf58e7" officeooo:paragraph-rsid="00bf58e7"/>
    </style:style>
    <style:style style:name="P135" style:family="paragraph" style:parent-style-name="Standard" style:list-style-name="L6">
      <style:paragraph-properties fo:text-align="justify" style:justify-single-word="false"/>
      <style:text-properties officeooo:rsid="00c15e34" officeooo:paragraph-rsid="00bf58e7"/>
    </style:style>
    <style:style style:name="P136" style:family="paragraph" style:parent-style-name="Standard" style:list-style-name="L6">
      <style:paragraph-properties fo:text-align="justify" style:justify-single-word="false"/>
      <style:text-properties officeooo:rsid="00c2f080" officeooo:paragraph-rsid="00bf58e7"/>
    </style:style>
    <style:style style:name="P137" style:family="paragraph" style:parent-style-name="Standard" style:list-style-name="L6">
      <style:paragraph-properties fo:text-align="justify" style:justify-single-word="false"/>
      <style:text-properties officeooo:rsid="00c5595b" officeooo:paragraph-rsid="00bf58e7"/>
    </style:style>
    <style:style style:name="P138" style:family="paragraph" style:parent-style-name="Standard" style:list-style-name="L6">
      <style:paragraph-properties fo:text-align="justify" style:justify-single-word="false"/>
      <style:text-properties officeooo:rsid="00ca123c" officeooo:paragraph-rsid="00bf58e7"/>
    </style:style>
    <style:style style:name="P139" style:family="paragraph" style:parent-style-name="Standard" style:list-style-name="L6">
      <style:paragraph-properties fo:text-align="justify" style:justify-single-word="false"/>
      <style:text-properties officeooo:rsid="00c8fe0c" officeooo:paragraph-rsid="00bf58e7"/>
    </style:style>
    <style:style style:name="P140" style:family="paragraph" style:parent-style-name="Standard" style:list-style-name="L6">
      <style:paragraph-properties fo:text-align="justify" style:justify-single-word="false"/>
      <style:text-properties officeooo:rsid="00c43ad2" officeooo:paragraph-rsid="00bf58e7"/>
    </style:style>
    <style:style style:name="P141" style:family="paragraph" style:parent-style-name="Standard" style:list-style-name="L6">
      <style:paragraph-properties fo:text-align="justify" style:justify-single-word="false"/>
      <style:text-properties officeooo:rsid="00ceae5c" officeooo:paragraph-rsid="00ceae5c"/>
    </style:style>
    <style:style style:name="P142" style:family="paragraph" style:parent-style-name="Standard" style:list-style-name="L6">
      <style:paragraph-properties fo:text-align="justify" style:justify-single-word="false"/>
      <style:text-properties officeooo:rsid="0092b2d3" officeooo:paragraph-rsid="00bf58e7"/>
    </style:style>
    <style:style style:name="P143" style:family="paragraph" style:parent-style-name="Standard" style:list-style-name="L6">
      <style:paragraph-properties fo:text-align="justify" style:justify-single-word="false"/>
      <style:text-properties officeooo:rsid="0092b2d3" officeooo:paragraph-rsid="00e32231"/>
    </style:style>
    <style:style style:name="P144" style:family="paragraph" style:parent-style-name="Standard" style:list-style-name="L6">
      <style:paragraph-properties fo:text-align="justify" style:justify-single-word="false"/>
      <style:text-properties officeooo:rsid="00d08882" officeooo:paragraph-rsid="00d08882"/>
    </style:style>
    <style:style style:name="P145" style:family="paragraph" style:parent-style-name="Standard" style:list-style-name="L6">
      <style:paragraph-properties fo:text-align="justify" style:justify-single-word="false"/>
      <style:text-properties officeooo:rsid="00d3cc47" officeooo:paragraph-rsid="00d08882"/>
    </style:style>
    <style:style style:name="P146" style:family="paragraph" style:parent-style-name="Standard" style:list-style-name="L6">
      <style:paragraph-properties fo:text-align="justify" style:justify-single-word="false"/>
      <style:text-properties officeooo:rsid="00d5c9ab" officeooo:paragraph-rsid="00d5c9ab"/>
    </style:style>
    <style:style style:name="P147" style:family="paragraph" style:parent-style-name="Standard" style:list-style-name="L6">
      <style:paragraph-properties fo:text-align="justify" style:justify-single-word="false"/>
      <style:text-properties officeooo:rsid="00d7cd0b" officeooo:paragraph-rsid="00d7cd0b"/>
    </style:style>
    <style:style style:name="P148" style:family="paragraph" style:parent-style-name="Standard" style:list-style-name="L6">
      <style:paragraph-properties fo:text-align="justify" style:justify-single-word="false"/>
      <style:text-properties officeooo:rsid="00d89e03" officeooo:paragraph-rsid="0092b2d3"/>
    </style:style>
    <style:style style:name="P149" style:family="paragraph" style:parent-style-name="Standard" style:list-style-name="L6">
      <style:paragraph-properties fo:text-align="justify" style:justify-single-word="false"/>
      <style:text-properties officeooo:rsid="00d8a27d" officeooo:paragraph-rsid="0092b2d3"/>
    </style:style>
    <style:style style:name="P150" style:family="paragraph" style:parent-style-name="Standard" style:list-style-name="L6">
      <style:paragraph-properties fo:text-align="justify" style:justify-single-word="false"/>
      <style:text-properties officeooo:rsid="00da3e74" officeooo:paragraph-rsid="00da3e74"/>
    </style:style>
    <style:style style:name="P151" style:family="paragraph" style:parent-style-name="Standard" style:list-style-name="L6">
      <style:paragraph-properties fo:text-align="justify" style:justify-single-word="false"/>
      <style:text-properties officeooo:rsid="00da4936" officeooo:paragraph-rsid="00da4936"/>
    </style:style>
    <style:style style:name="P152" style:family="paragraph" style:parent-style-name="Standard" style:list-style-name="L6">
      <style:paragraph-properties fo:text-align="justify" style:justify-single-word="false"/>
      <style:text-properties officeooo:rsid="00db22d6" officeooo:paragraph-rsid="00da4936"/>
    </style:style>
    <style:style style:name="P153" style:family="paragraph" style:parent-style-name="Standard" style:list-style-name="L6">
      <style:paragraph-properties fo:text-align="justify" style:justify-single-word="false"/>
      <style:text-properties officeooo:rsid="00de45ef" officeooo:paragraph-rsid="00de45ef"/>
    </style:style>
    <style:style style:name="P154" style:family="paragraph" style:parent-style-name="Standard" style:list-style-name="L6">
      <style:paragraph-properties fo:text-align="justify" style:justify-single-word="false"/>
      <style:text-properties officeooo:rsid="00dfddea" officeooo:paragraph-rsid="00de45ef"/>
    </style:style>
    <style:style style:name="P155" style:family="paragraph" style:parent-style-name="Standard" style:list-style-name="L6">
      <style:paragraph-properties fo:text-align="justify" style:justify-single-word="false"/>
      <style:text-properties officeooo:rsid="00e0f1f3" officeooo:paragraph-rsid="00de45ef"/>
    </style:style>
    <style:style style:name="P156" style:family="paragraph" style:parent-style-name="Standard" style:list-style-name="L6">
      <style:paragraph-properties fo:text-align="justify" style:justify-single-word="false"/>
      <style:text-properties officeooo:rsid="00e21420" officeooo:paragraph-rsid="00de45ef"/>
    </style:style>
    <style:style style:name="P157" style:family="paragraph" style:parent-style-name="Standard" style:list-style-name="L6">
      <style:paragraph-properties fo:text-align="justify" style:justify-single-word="false"/>
      <style:text-properties officeooo:rsid="00e32231" officeooo:paragraph-rsid="00e32231"/>
    </style:style>
    <style:style style:name="P158" style:family="paragraph" style:parent-style-name="Standard" style:list-style-name="L6">
      <style:paragraph-properties fo:text-align="justify" style:justify-single-word="false"/>
      <style:text-properties officeooo:rsid="00e45042" officeooo:paragraph-rsid="00e32231"/>
    </style:style>
    <style:style style:name="P159" style:family="paragraph" style:parent-style-name="Standard" style:list-style-name="L6">
      <style:paragraph-properties fo:text-align="justify" style:justify-single-word="false"/>
      <style:text-properties officeooo:rsid="00e4f0cd" officeooo:paragraph-rsid="00e32231"/>
    </style:style>
    <style:style style:name="P160" style:family="paragraph" style:parent-style-name="Standard" style:list-style-name="L7">
      <style:paragraph-properties fo:text-align="justify" style:justify-single-word="false"/>
      <style:text-properties officeooo:rsid="018971cb" officeooo:paragraph-rsid="018971cb"/>
    </style:style>
    <style:style style:name="P161" style:family="paragraph" style:parent-style-name="Standard" style:list-style-name="L8">
      <style:paragraph-properties fo:text-align="justify" style:justify-single-word="false"/>
      <style:text-properties officeooo:rsid="019377a9" officeooo:paragraph-rsid="019377a9"/>
    </style:style>
    <style:style style:name="P162" style:family="paragraph" style:parent-style-name="Standard" style:list-style-name="L8">
      <style:paragraph-properties fo:text-align="justify" style:justify-single-word="false"/>
      <style:text-properties officeooo:rsid="01980814" officeooo:paragraph-rsid="01980814"/>
    </style:style>
    <style:style style:name="P163" style:family="paragraph" style:parent-style-name="Standard" style:list-style-name="L8">
      <style:paragraph-properties fo:text-align="justify" style:justify-single-word="false"/>
      <style:text-properties officeooo:rsid="01a0adbd" officeooo:paragraph-rsid="01a76fa4"/>
    </style:style>
    <style:style style:name="P164" style:family="paragraph" style:parent-style-name="Standard" style:list-style-name="L8">
      <style:paragraph-properties fo:text-align="justify" style:justify-single-word="false"/>
      <style:text-properties officeooo:rsid="01a820dd" officeooo:paragraph-rsid="01a820dd"/>
    </style:style>
    <style:style style:name="P165" style:family="paragraph" style:parent-style-name="Standard" style:list-style-name="L8">
      <style:paragraph-properties fo:text-align="justify" style:justify-single-word="false"/>
      <style:text-properties officeooo:rsid="01aa64b1" officeooo:paragraph-rsid="01ac705e"/>
    </style:style>
    <style:style style:name="P166" style:family="paragraph" style:parent-style-name="Standard" style:list-style-name="L8">
      <style:paragraph-properties fo:text-align="justify" style:justify-single-word="false"/>
      <style:text-properties officeooo:rsid="01aa64b1" officeooo:paragraph-rsid="01b2b286"/>
    </style:style>
    <style:style style:name="P167" style:family="paragraph" style:parent-style-name="Standard" style:list-style-name="L8">
      <style:paragraph-properties fo:text-align="justify" style:justify-single-word="false"/>
      <style:text-properties officeooo:rsid="01c26a75" officeooo:paragraph-rsid="01c29f6c"/>
    </style:style>
    <style:style style:name="P168" style:family="paragraph" style:parent-style-name="Standard" style:list-style-name="L8">
      <style:paragraph-properties fo:text-align="justify" style:justify-single-word="false"/>
      <style:text-properties officeooo:rsid="01c4f560" officeooo:paragraph-rsid="01c6a113"/>
    </style:style>
    <style:style style:name="P169" style:family="paragraph" style:parent-style-name="Standard" style:list-style-name="L11">
      <style:paragraph-properties fo:text-align="justify" style:justify-single-word="false"/>
      <style:text-properties officeooo:paragraph-rsid="015c4bf6"/>
    </style:style>
    <style:style style:name="P170" style:family="paragraph" style:parent-style-name="Standard" style:list-style-name="L14">
      <style:paragraph-properties fo:text-align="justify" style:justify-single-word="false"/>
      <style:text-properties officeooo:paragraph-rsid="018253f2"/>
    </style:style>
    <style:style style:name="P171" style:family="paragraph" style:parent-style-name="Standard" style:list-style-name="L14">
      <style:paragraph-properties fo:text-align="justify" style:justify-single-word="false"/>
      <style:text-properties officeooo:paragraph-rsid="0168b497"/>
    </style:style>
    <style:style style:name="P172" style:family="paragraph" style:parent-style-name="Standard" style:list-style-name="L15">
      <style:paragraph-properties fo:text-align="justify" style:justify-single-word="false"/>
      <style:text-properties officeooo:paragraph-rsid="011890fa"/>
    </style:style>
    <style:style style:name="P173" style:family="paragraph" style:parent-style-name="Standard" style:list-style-name="L11">
      <style:paragraph-properties fo:text-align="justify" style:justify-single-word="false"/>
      <style:text-properties officeooo:rsid="0172632e" officeooo:paragraph-rsid="0172632e"/>
    </style:style>
    <style:style style:name="P174" style:family="paragraph" style:parent-style-name="Standard" style:list-style-name="L12">
      <style:paragraph-properties fo:text-align="justify" style:justify-single-word="false"/>
      <style:text-properties officeooo:rsid="01b45c6c" officeooo:paragraph-rsid="01b45c6c"/>
    </style:style>
    <style:style style:name="P175" style:family="paragraph" style:parent-style-name="Standard" style:list-style-name="L12">
      <style:paragraph-properties fo:text-align="justify" style:justify-single-word="false"/>
      <style:text-properties officeooo:rsid="017a3c54" officeooo:paragraph-rsid="017a3c54"/>
    </style:style>
    <style:style style:name="P176" style:family="paragraph" style:parent-style-name="Standard" style:list-style-name="L12">
      <style:paragraph-properties fo:text-align="justify" style:justify-single-word="false"/>
      <style:text-properties officeooo:rsid="01d7767c" officeooo:paragraph-rsid="01d7767c"/>
    </style:style>
    <style:style style:name="P177" style:family="paragraph" style:parent-style-name="Standard" style:list-style-name="L11">
      <style:paragraph-properties fo:text-align="justify" style:justify-single-word="false"/>
      <style:text-properties officeooo:rsid="015b8236" officeooo:paragraph-rsid="015c4bf6"/>
    </style:style>
    <style:style style:name="P178" style:family="paragraph" style:parent-style-name="Standard" style:list-style-name="L16">
      <style:paragraph-properties fo:text-align="justify" style:justify-single-word="false"/>
      <style:text-properties officeooo:rsid="011f3087" officeooo:paragraph-rsid="01643918"/>
    </style:style>
    <style:style style:name="P179" style:family="paragraph" style:parent-style-name="Standard" style:list-style-name="L15">
      <style:paragraph-properties fo:text-align="justify" style:justify-single-word="false"/>
      <style:text-properties officeooo:rsid="0115aec6" officeooo:paragraph-rsid="01643918"/>
    </style:style>
    <style:style style:name="P180" style:family="paragraph" style:parent-style-name="Standard" style:list-style-name="L17">
      <style:paragraph-properties fo:text-align="justify" style:justify-single-word="false"/>
      <style:text-properties officeooo:rsid="0115aec6" officeooo:paragraph-rsid="011890fa"/>
    </style:style>
    <style:style style:name="P181" style:family="paragraph" style:parent-style-name="Standard" style:list-style-name="L15">
      <style:paragraph-properties fo:text-align="justify" style:justify-single-word="false"/>
      <style:text-properties officeooo:rsid="011890fa" officeooo:paragraph-rsid="01662308"/>
    </style:style>
    <style:style style:name="P182" style:family="paragraph" style:parent-style-name="Standard" style:list-style-name="L15">
      <style:paragraph-properties fo:text-align="justify" style:justify-single-word="false"/>
      <style:text-properties officeooo:rsid="0152c090" officeooo:paragraph-rsid="01662308"/>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officeooo:rsid="0092b2d3"/>
    </style:style>
    <style:style style:name="T30" style:family="text">
      <style:text-properties officeooo:rsid="01bdf5e4"/>
    </style:style>
    <style:style style:name="T31" style:family="text">
      <style:text-properties officeooo:rsid="01bf5a01"/>
    </style:style>
    <style:style style:name="T32" style:family="text">
      <style:text-properties officeooo:rsid="01cbe85f"/>
    </style:style>
    <style:style style:name="T33" style:family="text">
      <style:text-properties officeooo:rsid="01cdb2fb"/>
    </style:style>
    <style:style style:name="T34" style:family="text">
      <style:text-properties officeooo:rsid="01d5b3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21"/>
      <text:p text:style-name="P21"/>
      <text:p text:style-name="P5">ESPECIFICACIONES <text:span text:style-name="T34">DEL PROYECTO</text:span></text:p>
      <text:list xml:id="list974066199027640171" text:style-name="L1">
        <text:list-item>
          <text:p text:style-name="P29">Se necesita agregar un módulo que controle el inventario al programa ‘Saphiro - Punto de venta’</text:p>
        </text:list-item>
        <text:list-item>
          <text:p text:style-name="P30">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31">El programa de punto de venta debe funcionar cuando no haya internet</text:p>
        </text:list-item>
        <text:list-item>
          <text:p text:style-name="P32">Utilizar Odoo <text:span text:style-name="T31">para el control del inventario</text:span></text:p>
        </text:list-item>
      </text:list>
      <text:p text:style-name="P16"/>
      <text:p text:style-name="P24"/>
      <text:p text:style-name="P1">NOTAS JAVA</text:p>
      <text:p text:style-name="P1"/>
      <text:p text:style-name="P2">Notas generales</text:p>
      <text:list xml:id="list3504702293421920170" text:style-name="L2">
        <text:list-item>
          <text:p text:style-name="P33">El proyecto está hecho en NetBeans</text:p>
        </text:list-item>
        <text:list-item>
          <text:p text:style-name="P34">En <text:span text:style-name="T33">la carpeta ‘2017’</text:span> se guardan todos los archivos nuevos del proyecto</text:p>
        </text:list-item>
        <text:list-item>
          <text:p text:style-name="P35">Hay errores de acentuación y puntuación</text:p>
        </text:list-item>
        <text:list-item>
          <text:p text:style-name="P36">Hay una mezcla de inglés y español</text:p>
        </text:list-item>
        <text:list-item>
          <text:p text:style-name="P36">Los nombres de las variables dificultan entender para que sirven</text:p>
        </text:list-item>
        <text:list-item>
          <text:p text:style-name="P37">Hay funciones que se pueden mejorar</text:p>
        </text:list-item>
        <text:list-item>
          <text:p text:style-name="P37">Hay comentarios que no tienen relación con las funciones que intentan explicar</text:p>
        </text:list-item>
        <text:list-item>
          <text:p text:style-name="P37">Falta documentación en las funciones</text:p>
        </text:list-item>
        <text:list-item>
          <text:p text:style-name="P38">Hay funciones repetidas y otras que no se utilizan</text:p>
        </text:list-item>
        <text:list-item>
          <text:p text:style-name="P39">Hay varios archivos sin documentación y con nombres no descriptivos</text:p>
        </text:list-item>
        <text:list-item>
          <text:p text:style-name="P40">Las tablas de la base de datos se pueden mejorar</text:p>
        </text:list-item>
        <text:list-item>
          <text:p text:style-name="P41">Las contraseñas se guardan sin encriptación</text:p>
        </text:list-item>
        <text:list-item>
          <text:p text:style-name="P40">Las tablas tienen campos con nombres que se pueden cambiar</text:p>
        </text:list-item>
        <text:list-item>
          <text:p text:style-name="P42">Hay tablas que no se utilizan</text:p>
        </text:list-item>
        <text:list-item>
          <text:p text:style-name="P42">Hay tablas sin clave primaria</text:p>
        </text:list-item>
        <text:list-item>
          <text:p text:style-name="P42">Se puede mejorar la estructura de la base de datos, creando y eliminado algunas tablas y haciendo cambios en las relaciones entre estas</text:p>
        </text:list-item>
        <text:list-item>
          <text:p text:style-name="P43">Entre las mejoras que se pueden hacer a la base de datos está la eliminación de campos que se pueden calcular a partir de otros</text:p>
        </text:list-item>
      </text:list>
      <text:p text:style-name="P22"/>
      <text:p text:style-name="P25">29/11/17</text:p>
      <text:p text:style-name="P6">Probando el programa</text:p>
      <text:list xml:id="list1013828928721754629" text:style-name="L3">
        <text:list-item>
          <text:p text:style-name="P69">La base de datos correcta es ‘respaldo’</text:p>
        </text:list-item>
        <text:list-item>
          <text:p text:style-name="P70">El botón ‘Intro’ en la calculadora debería funcionar siempre como ‘=’</text:p>
        </text:list-item>
        <text:list-item>
          <text:p text:style-name="P70">Hay un error en la cédula al agregar cliente en el módulo de ventas</text:p>
        </text:list-item>
        <text:list-item>
          <text:p text:style-name="P74">La ventana de agregar cliente no se activa al cancelar la venta</text:p>
        </text:list-item>
        <text:list-item>
          <text:p text:style-name="P76">Al agregar el cliente en la factura se debería cerrar la ventana y obtener los datos de una vez para hacer el proceso más rápido</text:p>
        </text:list-item>
        <text:list-item>
          <text:p text:style-name="P71">No veo la opción para cambiar el impuesto</text:p>
        </text:list-item>
      </text:list>
      <text:p text:style-name="P23"><text:soft-page-break/></text:p>
      <text:p text:style-name="P26">30/11/17</text:p>
      <text:p text:style-name="P7">Probando el programa</text:p>
      <text:list xml:id="list5838475757176788303" text:style-name="L4">
        <text:list-item>
          <text:p text:style-name="P72">Todas las facturas se guardan aunque se cancelen, y quedan en blanco</text:p>
        </text:list-item>
        <text:list-item>
          <text:p text:style-name="P79">Los botones en el menú vertical de la ventana ‘Administración de módulos’ no están centrados</text:p>
        </text:list-item>
        <text:list-item>
          <text:p text:style-name="P75">La función de salir de la ventana agregar producto en ventas no se activa con la tecla ‘ESC’</text:p>
        </text:list-item>
        <text:list-item>
          <text:p text:style-name="P80">Se puede modificar el ‘precio base’ al darle click en la ventana ventas, se deberia poder modificar la cantidad</text:p>
        </text:list-item>
        <text:list-item>
          <text:p text:style-name="P81">El valor del impuesto se agrega manualmente a cada producto, se podría agregar tipos de productos que manejen distintos impuestos</text:p>
        </text:list-item>
      </text:list>
      <text:list xml:id="list1221888444522413584" text:style-name="L5">
        <text:list-item>
          <text:p text:style-name="P82">La tabla ‘cierre_caja’ no tiene clave primaria</text:p>
        </text:list-item>
        <text:list-item>
          <text:p text:style-name="P83">En la tabla ‘cierre_caja’ el campo de empleado debería ser un id</text:p>
        </text:list-item>
        <text:list-item>
          <text:p text:style-name="P84">Cambiar CI/RIF por identificación y tipo de identificación</text:p>
        </text:list-item>
        <text:list-item>
          <text:p text:style-name="P85">Se desactivaron las ventanas de caja y ventas al abrir la ventana de totalizar la compra, no se vuelven a activar</text:p>
        </text:list-item>
        <text:list-item>
          <text:p text:style-name="P86">La contraseña aparece como ‘Password’, hay que traducir</text:p>
        </text:list-item>
        <text:list-item>
          <text:p text:style-name="P87">Los cargos aparecen con el id, se debería mostrar el nombre</text:p>
        </text:list-item>
        <text:list-item>
          <text:p text:style-name="P73">‘<text:span text:style-name="T4">Departamento</text:span>’ <text:span text:style-name="T4">en empleado debería ser una tabla</text:span></text:p>
        </text:list-item>
        <text:list-item>
          <text:p text:style-name="P88">Al modificar empleado muestra una ventana de confirmación, se debería eliminar; tambíen en la misma ventana se deberían mostrar todos los datos actuales del empleado (solo muestra cédula y cargo)</text:p>
        </text:list-item>
        <text:list-item>
          <text:p text:style-name="P89">El campo ‘Teléfono’ en la ventana de registro de empleado solo permite hasta 4 caracteres</text:p>
        </text:list-item>
        <text:list-item>
          <text:p text:style-name="P90">El campo ‘Password’<text:span text:style-name="T5">en la ventana de registro de empleado</text:span> muestra la contraseña al escribirla</text:p>
        </text:list-item>
        <text:list-item>
          <text:p text:style-name="P91">Al agregar un empleado la tabla se modifica pero no se actualiza la ventana de empleados;</text:p>
        </text:list-item>
        <text:list-item>
          <text:p text:style-name="P92">también sucede que ‘departamento’ en la tabla se guarda con el valor de password</text:p>
        </text:list-item>
        <text:list-item>
          <text:p text:style-name="P93">Las contraseñas no están encriptadas</text:p>
        </text:list-item>
        <text:list-item>
          <text:p text:style-name="P94">Se deberían utilizar expresiones regulares para verificar los valores que se ingresan en los formularios</text:p>
        </text:list-item>
        <text:list-item>
          <text:p text:style-name="P95">No hay función para agregar bancos</text:p>
        </text:list-item>
        <text:list-item>
          <text:p text:style-name="P95">La nacionalidad debería ser una tabla de tipo de identificación</text:p>
        </text:list-item>
        <text:list-item>
          <text:p text:style-name="P95">La cédula debería ser identificación</text:p>
        </text:list-item>
        <text:list-item>
          <text:p text:style-name="P96">La tabla ‘empresa’ no tiene clave primaria</text:p>
        </text:list-item>
        <text:list-item>
          <text:p text:style-name="P97">Se debería crear una tabla persona</text:p>
        </text:list-item>
        <text:list-item>
          <text:p text:style-name="P98">El código tiene funciones en inglés y español, mejor sería un solo idioma</text:p>
        </text:list-item>
        <text:list-item>
          <text:p text:style-name="P99">Mezcla de inglés y español en las ventanas</text:p>
        </text:list-item>
        <text:list-item>
          <text:p text:style-name="P100">Al ejecutar la función ‘ejecutarSelect’ en el archivo ‘PostgreSQL.java’ el error que muestra si falla no es el correcto.</text:p>
        </text:list-item>
        <text:list-item>
          <text:p text:style-name="P101">El cajero no cambia</text:p>
        </text:list-item>
        <text:list-item>
          <text:p text:style-name="P102">La factura que se imprime no está centrada</text:p>
        </text:list-item>
        <text:list-item>
          <text:p text:style-name="P103">Se muestran inconsistencias en el diseño de la factura</text:p>
        </text:list-item>
        <text:list-item>
          <text:p text:style-name="P104">Hay errores de puntuación y acentuación</text:p>
        </text:list-item>
        <text:list-item>
          <text:p text:style-name="P105">La moneda debería ser una tabla</text:p>
        </text:list-item>
        <text:list-item>
          <text:p text:style-name="P106">La tabla ‘tipo_moneda’ debería llamarse ‘tipo_pago’</text:p>
        </text:list-item>
        <text:list-item>
          <text:p text:style-name="P107">Hay nombres de campos en las tablas que podrían cambiarse para que tengan más sentido</text:p>
        </text:list-item>
        <text:list-item>
          <text:p text:style-name="P108">Buscar donde se usa la tabla ‘usuario_sistema’</text:p>
        </text:list-item>
        <text:list-item>
          <text:p text:style-name="P109">El programa no termina cuando se cierra la ventana de login</text:p>
        </text:list-item>
        <text:list-item>
          <text:p text:style-name="P110"><text:soft-page-break/>En la ventana de login los botones no están centrados</text:p>
        </text:list-item>
        <text:list-item>
          <text:p text:style-name="P111">El botón ‘.’ del numpad no funciona en la calculadora</text:p>
        </text:list-item>
        <text:list-item>
          <text:p text:style-name="P112">Los mismo errores al administrar empleados suceden al administrar clientes</text:p>
        </text:list-item>
        <text:list-item>
          <text:p text:style-name="P113">No se utiliza el campo ‘vendedor_id’ de la tabla ‘venta’</text:p>
        </text:list-item>
        <text:list-item>
          <text:p text:style-name="P114">Ver para que sirven los esquemas <text:s/>‘public’ y ‘stpvadmin’</text:p>
        </text:list-item>
        <text:list-item>
          <text:p text:style-name="P115">Ver para que sirven las tablas ‘telefono’ y ‘stpvadmin_grupo’</text:p>
        </text:list-item>
        <text:list-item>
          <text:p text:style-name="P116">No veo la tabla para bancos</text:p>
        </text:list-item>
        <text:list-item>
          <text:p text:style-name="P117">Los bancos se agregan manualmente en ‘Pago.java’</text:p>
        </text:list-item>
      </text:list>
      <text:p text:style-name="P23"/>
      <text:p text:style-name="P20">01/12/17</text:p>
      <text:p text:style-name="P6"><text:span text:style-name="T6">Estudiando</text:span> el código</text:p>
      <text:list xml:id="list8848031866793268669" text:style-name="L6">
        <text:list-item>
          <text:p text:style-name="P118">La función ‘getMac’ del archivo ‘KeySaphiro.java’ da error, la variable network es null; puede ser porque falta conectar algo</text:p>
        </text:list-item>
        <text:list-item>
          <text:p text:style-name="P118">Hay ‘import’ no utilizados</text:p>
        </text:list-item>
        <text:list-item>
          <text:p text:style-name="P119">Ver que hace la función ‘isCellEditable’ en el archivo ‘ArrayListTableModel’</text:p>
        </text:list-item>
        <text:list-item>
          <text:p text:style-name="P120">Ver que hace ‘TableCellListener’</text:p>
        </text:list-item>
        <text:list-item>
          <text:p text:style-name="P121">En el archivo ‘TipoMonedaTableModel.java’ hay un error en el nombre de la variable ‘Colunmas’</text:p>
        </text:list-item>
        <text:list-item>
          <text:p text:style-name="P122">Hay comentarios que se podrían eliminar</text:p>
        </text:list-item>
        <text:list-item>
          <text:p text:style-name="P123">El código no está bien organizado</text:p>
        </text:list-item>
        <text:list-item>
          <text:p text:style-name="P124">Ver que hacen las funciones de los botones en la calculadora</text:p>
        </text:list-item>
        <text:list-item>
          <text:p text:style-name="P125">Cambiar nombres de las variables de la calculadora para que sea más fácil de entender el código</text:p>
        </text:list-item>
        <text:list-item>
          <text:p text:style-name="P126">En el archivo ‘ObjetoBaseDatos.java’ hay un error en el nombre de la función ‘ejecutarManipulacionDeDatosSimpple’</text:p>
        </text:list-item>
        <text:list-item>
          <text:p text:style-name="P127">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128">En el archivo ‘ObjetoBaseDatos.java’ hay una función ‘ingresoEmp’ <text:s/>que inserta datos de una empresa, el nombre se debería cambiar ya que puede confundir al tener también ‘Empleado’ que se podría entender con ‘Emp’</text:p>
        </text:list-item>
        <text:list-item>
          <text:p text:style-name="P129">Revisar el código de la función ‘autenticarUsuario’ en el archivo ‘ObjetoBaseDatos.java’</text:p>
        </text:list-item>
        <text:list-item>
          <text:p text:style-name="P130">El comentario de la función ‘autenticarEmpleado’ en el archivo ‘ObjetoBaseDatos.java’ dice que funciona con encriptación, lo cual no hace</text:p>
        </text:list-item>
        <text:list-item>
          <text:p text:style-name="P131">Hay dos funciones ‘autenticarEmpleado’ y ‘autenticarEmpleado2’ en el archivo ‘ObjetoBaseDatos.java’, revisar cual es la que se está utilizando</text:p>
        </text:list-item>
        <text:list-item>
          <text:p text:style-name="P132">Revisar código de la función ‘autsupervisor’ en el archivo ‘ObjetoBaseDatos.java’; cambiar nombre</text:p>
        </text:list-item>
        <text:list-item>
          <text:p text:style-name="P133">Se podría crear una función para construir un sqlQuery dados unos parámetros y así reducir líneas de código y facilitar la programación</text:p>
        </text:list-item>
        <text:list-item>
          <text:p text:style-name="P134">El comentario de la función ‘actualizarClienteAdmin’ en el archivo ‘ObjetoBaseDatos.java’ no es para esta</text:p>
        </text:list-item>
        <text:list-item>
          <text:p text:style-name="P135">La función ‘getEstadoCaja’ en el archivo ‘ObjetoBaseDatos.java’ tendría más sentido como ‘estaAbierta’ o ‘cajaAbierta’ ya que lo que regresa es un boolean</text:p>
        </text:list-item>
        <text:list-item>
          <text:p text:style-name="P136">Revisar código de la función ‘getIdEstadoCaja’ en el archivo ‘ObjetoBaseDatos.java’; su comentario tiene errores</text:p>
        </text:list-item>
        <text:list-item>
          <text:p text:style-name="P137"><text:soft-page-break/>Revisar código de la función ‘getMapCaja’ en el archivo ‘ObjetoBaseDatos.java’, buscar si el query se puede mejorar; revisar también ‘getMapCliente’</text:p>
        </text:list-item>
        <text:list-item>
          <text:p text:style-name="P138">Ver comentario de la función ‘getMapProducto’ en el archivo ‘ObjetoBaseDatos.java’, revisar código</text:p>
        </text:list-item>
        <text:list-item>
          <text:p text:style-name="P139">Buscar para que sirven ‘ON’, ‘LIMIT’, ‘JOIN’ <text:s/>y ‘VALUES’ en el query</text:p>
        </text:list-item>
        <text:list-item>
          <text:p text:style-name="P140">Hay funciones sin documentación</text:p>
        </text:list-item>
        <text:list-item>
          <text:p text:style-name="P141">Hay funciones a las que se les debería cambiar el nombre</text:p>
        </text:list-item>
        <text:list-item>
          <text:p text:style-name="P142">La<text:span text:style-name="T7"> tabla ‘pago’ tiene un campo ‘tipopago’ que debería ser una tabla</text:span></text:p>
        </text:list-item>
        <text:list-item>
          <text:p text:style-name="P144">Cambiar nombre de la función ‘montoscorte’ en el archivo ‘ObjetoBaseDatos.java’</text:p>
        </text:list-item>
        <text:list-item>
          <text:p text:style-name="P145">Revisar como funciona el límite de ventas por persona</text:p>
        </text:list-item>
        <text:list-item>
          <text:p text:style-name="P146">Revisar comentario de la función ‘descontarCantidad’ en el archivo ‘ObjetoBaseDatos.java’</text:p>
        </text:list-item>
        <text:list-item>
          <text:p text:style-name="P147">Revisar función ‘contarCantidad’ en el archivo ‘ObjetoBaseDatos.java’</text:p>
        </text:list-item>
        <text:list-item>
          <text:p text:style-name="P148">Ver para que sirve la tabla ‘desglose_caja’</text:p>
        </text:list-item>
        <text:list-item>
          <text:p text:style-name="P149">Hay dos funciones ‘incluirProductoEnVenta’ en el archivo ‘ObjetoBaseDatos.java’</text:p>
        </text:list-item>
        <text:list-item>
          <text:p text:style-name="P150">Revisar comentario de la función ‘setExcendenteFaltanteCaja’ en el archivo ‘ObjetoBaseDatos.java’</text:p>
        </text:list-item>
        <text:list-item>
          <text:p text:style-name="P151">No se está utilizando la función ‘setEmpleadoCaja’ del archivo ‘ObjetoBaseDatos.java’</text:p>
        </text:list-item>
        <text:list-item>
          <text:p text:style-name="P152">El uso de ‘this.getConexion’ en el archivo ‘PostgreSQL.java’ se puede cambiar por ‘this.conexion’, también se puede cambiar ‘this.setEstado’ por ‘this.estado =’</text:p>
        </text:list-item>
        <text:list-item>
          <text:p text:style-name="P153">Ver para que sirve la excepción ‘XSQLException’ del archivo ‘PostgreSQL.java’</text:p>
        </text:list-item>
        <text:list-item>
          <text:p text:style-name="P154">Ver para que sirve ‘FacturaBean.java’</text:p>
        </text:list-item>
        <text:list-item>
          <text:p text:style-name="P155">Ver para que sirve ‘this.finalize’ en el constructor la clase ‘ModeloCliente’</text:p>
        </text:list-item>
        <text:list-item>
          <text:p text:style-name="P156">Revisar función ‘getSexo’ del archivo ‘ModeloCliente.java’</text:p>
        </text:list-item>
        <text:list-item>
          <text:p text:style-name="P157">Error en el nombre de la función ‘gerarCodigoFactura’ en el archivo ‘ModeloFactura.java’</text:p>
        </text:list-item>
        <text:list-item>
          <text:p text:style-name="P158">En el archivo ‘ModeloProducto.java’ hay un constructor que no se utiliza</text:p>
        </text:list-item>
        <text:list-item>
          <text:p text:style-name="P159">Revisar nombres de variables en el archivo ‘Reporte2.java’ y también en ‘Reporte3.java’</text:p>
        </text:list-item>
        <text:list-item>
          <text:p text:style-name="P143">Revisar ‘reporte1.java’</text:p>
        </text:list-item>
        <text:list-item>
          <text:p text:style-name="P143">Buscar para que sirve cada archivo de reporte</text:p>
        </text:list-item>
        <text:list-item>
          <text:p text:style-name="P143">Probar si funciona el sonido ‘beep’</text:p>
        </text:list-item>
        <text:list-item>
          <text:p text:style-name="P143">Revisar para que funcionan las utilidades</text:p>
        </text:list-item>
        <text:list-item>
          <text:p text:style-name="P143">Cambiar ventana ‘Ayuda’</text:p>
        </text:list-item>
        <text:list-item>
          <text:p text:style-name="P143">Hay dos archivos de calculadora</text:p>
        </text:list-item>
        <text:list-item>
          <text:p text:style-name="P143">Ver que es ‘Total físico’ en la ventana ‘Cierre_caja’</text:p>
        </text:list-item>
        <text:list-item>
          <text:p text:style-name="P143">El atajo ‘ALT+Q’ para salir de una ventana, se debería cambiar porque es complicado</text:p>
        </text:list-item>
        <text:list-item>
          <text:p text:style-name="P143">Ver que hacen los archivos de la carpeta ‘deprecated’</text:p>
        </text:list-item>
      </text:list>
      <text:p text:style-name="P17"/>
      <text:p text:style-name="P18">04/12/2017</text:p>
      <text:p text:style-name="P11">Estudiando tablas</text:p>
      <text:list xml:id="list1426217821016825737" text:style-name="L7">
        <text:list-item>
          <text:p text:style-name="P160"><text:span text:style-name="T17">T</text:span><text:span text:style-name="T13">ablas </text:span><text:span text:style-name="T25">mencionadas</text:span><text:span text:style-name="T13"> en el archivo ‘ObjetoBaseDatos.java’:</text:span></text:p>
          <text:list>
            <text:list-item>
              <text:p text:style-name="P44">stpv.cliente</text:p>
            </text:list-item>
            <text:list-item>
              <text:p text:style-name="P44">stpv.empleado</text:p>
            </text:list-item>
            <text:list-item>
              <text:p text:style-name="P44">stpv.empresa</text:p>
            </text:list-item>
            <text:list-item>
              <text:p text:style-name="P44">stpv.usuario*</text:p>
            </text:list-item>
            <text:list-item>
              <text:p text:style-name="P44">stpv.cliente</text:p>
            </text:list-item>
            <text:list-item>
              <text:p text:style-name="P45">stpv.estado_caja</text:p>
            </text:list-item>
            <text:list-item>
              <text:p text:style-name="P46"><text:soft-page-break/>stpv.venta</text:p>
            </text:list-item>
            <text:list-item>
              <text:p text:style-name="P46">stpv.moneda</text:p>
            </text:list-item>
            <text:list-item>
              <text:p text:style-name="P47">inventario.producto</text:p>
            </text:list-item>
            <text:list-item>
              <text:p text:style-name="P46">stpv.venta_producto</text:p>
            </text:list-item>
            <text:list-item>
              <text:p text:style-name="P48">stpv.tipo_moneda</text:p>
            </text:list-item>
            <text:list-item>
              <text:p text:style-name="P49">stpv.corte_caja</text:p>
            </text:list-item>
            <text:list-item>
              <text:p text:style-name="P49">stpv.caja</text:p>
            </text:list-item>
            <text:list-item>
              <text:p text:style-name="P49">stpv.cargo</text:p>
            </text:list-item>
            <text:list-item>
              <text:p text:style-name="P49">stpv.estado_venta</text:p>
            </text:list-item>
            <text:list-item>
              <text:p text:style-name="P50">stpv.venta_pago*</text:p>
            </text:list-item>
            <text:list-item>
              <text:p text:style-name="P50">stpv.pago</text:p>
            </text:list-item>
            <text:list-item>
              <text:p text:style-name="P51">stpv.telefono*</text:p>
            </text:list-item>
            <text:list-item>
              <text:p text:style-name="P51">stpv.cliente_telefono*</text:p>
            </text:list-item>
            <text:list-item>
              <text:p text:style-name="P51">stpv.desglose_caja</text:p>
            </text:list-item>
            <text:list-item>
              <text:p text:style-name="P51">stpv.desglose_caja_cierre*</text:p>
            </text:list-item>
          </text:list>
        </text:list-item>
      </text:list>
      <text:p text:style-name="P27"><text:span text:style-name="T13"><text:s text:c="12"/>* </text:span><text:span text:style-name="T19">No aparece en la base de datos o aparece pero no se utiliza</text:span></text:p>
      <text:list xml:id="list1228544289920728871" text:style-name="L8">
        <text:list-item>
          <text:p text:style-name="P161"><text:span text:style-name="T13">Se </text:span><text:span text:style-name="T18">borraron los esquemas en </text:span><text:span text:style-name="T28">la base de datos</text:span><text:span text:style-name="T18"> no relacionados con ‘inventario’ y ‘stpv’ <text:s/></text:span></text:p>
        </text:list-item>
        <text:list-item>
          <text:p text:style-name="P162"><text:span text:style-name="T18">F</text:span><text:span text:style-name="T13">altan borrar las tablas creadas con Django, las cuales tienen relación con tablas no utilizadas del esquema ‘inventario’</text:span></text:p>
        </text:list-item>
        <text:list-item>
          <text:p text:style-name="P163"><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164"><text:span text:style-name="T21">E</text:span><text:span text:style-name="T13">l campo ‘responsable_id’ de la tabla ‘cargos_descargos’ del esquema ‘inventario’ está relacionado con la tabla ‘empleado’ del esquema ‘stpv’</text:span></text:p>
        </text:list-item>
        <text:list-item>
          <text:p text:style-name="P52">El campo ‘usuario_id’ de la tabla ‘cargos_descargos’ del esquema ‘inventario’ está relacionado con la tabla ‘auth_user’ del esquema ‘stpv’, la cual es generada por Django</text:p>
        </text:list-item>
        <text:list-item>
          <text:p text:style-name="P53"><text:bookmark-start text:name="__DdeLink__798_492576318"/>El campo ‘almacen_producto_id’ de la tabla ‘cargos_descargos’ del esquema ‘inventario’ no está definido como clave foránea <text:bookmark-end text:name="__DdeLink__798_492576318"/></text:p>
        </text:list-item>
        <text:list-item>
          <text:p text:style-name="P53">La clave primaria de la tabla ‘cargos_descargos’ del esquema ‘inventario’ no es el primer campo de esta</text:p>
        </text:list-item>
        <text:list-item>
          <text:p text:style-name="P53">Se pueden mejorar los nombres de los campo de la tabla ‘producto’ del esquema ‘inventario’</text:p>
        </text:list-item>
        <text:list-item>
          <text:p text:style-name="P54">Revisar la función del campo ‘cantidad’ de la tabla ‘producto’ y de ‘cantidad_existencia’ de la tabla ‘almacen’ </text:p>
        </text:list-item>
        <text:list-item>
          <text:p text:style-name="P55">La tabla ‘compra_almacen_producto’ del esquema ‘inventario’ no tiene clave primaria</text:p>
        </text:list-item>
        <text:list-item>
          <text:p text:style-name="P165"><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165"><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56">La tabla ‘categoría’ del esquema ‘inventario’ no tiene ninguna relación</text:p>
        </text:list-item>
        <text:list-item>
          <text:p text:style-name="P166"><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57">Eliminada la tabla ‘django_session’ del esquema ‘stpv’</text:p>
        </text:list-item>
        <text:list-item>
          <text:p text:style-name="P167"><text:span text:style-name="T13">Eliminada la tabla ‘django_</text:span><text:span text:style-name="T26">admin_log</text:span><text:span text:style-name="T13">’ del esquema ‘stpv’</text:span></text:p>
        </text:list-item>
        <text:list-item>
          <text:p text:style-name="P58">Eliminada la tabla ‘auth_group_permissions’ del esquema ‘stpv’</text:p>
        </text:list-item>
        <text:list-item>
          <text:p text:style-name="P59">Eliminada la tabla ‘auth_permission’ del esquema ‘stpv’</text:p>
        </text:list-item>
        <text:list-item>
          <text:p text:style-name="P59">Eliminada la tabla ‘auth_user_groups’ del esquema ‘stpv’</text:p>
        </text:list-item>
        <text:list-item>
          <text:p text:style-name="P168"><text:soft-page-break/><text:span text:style-name="T13">Eliminada la tabla ‘</text:span><text:span text:style-name="T27">auth_group</text:span><text:span text:style-name="T13">’ del esquema ‘stpv’</text:span></text:p>
        </text:list-item>
        <text:list-item>
          <text:p text:style-name="P168"><text:span text:style-name="T13">Eliminada la tabla ‘</text:span><text:span text:style-name="T27">django_content_type</text:span><text:span text:style-name="T13">’ del esquema ‘stpv’</text:span></text:p>
        </text:list-item>
        <text:list-item>
          <text:p text:style-name="P60">Eliminada la tabla ‘stpvadmin_grupo’ del esquema ‘stpv’</text:p>
          <text:p text:style-name="P60"/>
        </text:list-item>
      </text:list>
      <text:p text:style-name="P19">05/12/17</text:p>
      <text:p text:style-name="P12">Estudiando la base de datos</text:p>
      <text:list xml:id="list5118003516715084454" text:style-name="L9">
        <text:list-item>
          <text:p text:style-name="P61">No hay función para crear la base de datos en caso de que no exista</text:p>
        </text:list-item>
        <text:list-item>
          <text:p text:style-name="P62">El campo ‘departamento’ de la tabla ‘empleado’ debería ser un id</text:p>
        </text:list-item>
      </text:list>
      <text:p text:style-name="P13">Estudiando código</text:p>
      <text:list xml:id="list4548912763907144126" text:style-name="L10">
        <text:list-item>
          <text:p text:style-name="P63">Buscar diferencia ‘MouseClicked’ y ‘ActionPerformed’</text:p>
        </text:list-item>
        <text:list-item>
          <text:p text:style-name="P68">Hay varios archivos que contienen cada uno una variable ‘redondeo’ con el mismo valor, esta debería ser una constante que se guarde en un solo archivo</text:p>
        </text:list-item>
      </text:list>
      <text:p text:style-name="P8"/>
      <text:p text:style-name="P8"/>
      <text:p text:style-name="P8">TAREAS <text:span text:style-name="T9">JAVA</text:span></text:p>
      <text:list xml:id="list6913279536988109625" text:style-name="L11">
        <text:list-item>
          <text:p text:style-name="P77"><text:s/>Corregir errores</text:p>
          <text:list>
            <text:list-item>
              <text:p text:style-name="P169">Ortografía</text:p>
            </text:list-item>
            <text:list-item>
              <text:p text:style-name="P169">Traducción</text:p>
            </text:list-item>
            <text:list-item>
              <text:p text:style-name="P169">Diseño de interfaz</text:p>
            </text:list-item>
            <text:list-item>
              <text:p text:style-name="P169">Diseño de reportes</text:p>
            </text:list-item>
            <text:list-item>
              <text:p text:style-name="P169">Organización del código</text:p>
            </text:list-item>
            <text:list-item>
              <text:p text:style-name="P169">Tablas</text:p>
            </text:list-item>
            <text:list-item>
              <text:p text:style-name="P169">Funciones no utilizadas</text:p>
            </text:list-item>
            <text:list-item>
              <text:p text:style-name="P169">Documentación de funciones</text:p>
            </text:list-item>
            <text:list-item>
              <text:p text:style-name="P169">Código de funciones</text:p>
            </text:list-item>
            <text:list-item>
              <text:p text:style-name="P169">Procesos no terminados</text:p>
            </text:list-item>
          </text:list>
        </text:list-item>
        <text:list-item>
          <text:p text:style-name="P169">Definir <text:span text:style-name="T32">las nuevas funciones para agregar al programa</text:span></text:p>
        </text:list-item>
        <text:list-item>
          <text:p text:style-name="P173">Cambiar estrucutura de la base de datos</text:p>
        </text:list-item>
      </text:list>
      <text:list xml:id="list6544899319548736040" text:style-name="L12">
        <text:list-item>
          <text:p text:style-name="P174">Estudiar el uso de cada tabla</text:p>
        </text:list-item>
        <text:list-item>
          <text:p text:style-name="P175">Hacer diseño</text:p>
        </text:list-item>
        <text:list-item>
          <text:p text:style-name="P175">Aplicar los cambios <text:span text:style-name="T30">en el código</text:span></text:p>
        </text:list-item>
        <text:list-item>
          <text:p text:style-name="P176">Crear función que cree la base de datos</text:p>
        </text:list-item>
      </text:list>
      <text:list xml:id="list145024197169793" text:continue-list="list6913279536988109625" text:style-name="L11">
        <text:list-item>
          <text:p text:style-name="P169">Determinar el modo de sincronización de las bases de datos</text:p>
        </text:list-item>
        <text:list-item>
          <text:p text:style-name="P78">Crear módulo para requests</text:p>
          <text:list>
            <text:list-item>
              <text:p text:style-name="P78">Detectar cuando hay conexión con internet</text:p>
            </text:list-item>
            <text:list-item>
              <text:p text:style-name="P78">Enviar request<text:span text:style-name="T12">s</text:span></text:p>
            </text:list-item>
            <text:list-item>
              <text:p text:style-name="P78">Crear archivo que guarde las requests</text:p>
            </text:list-item>
          </text:list>
        </text:list-item>
        <text:list-item>
          <text:p text:style-name="P177">Crear módulo de inventario</text:p>
        </text:list-item>
        <text:list-item>
          <text:p text:style-name="P177">Hacer manual de usuario</text:p>
        </text:list-item>
      </text:list>
      <text:p text:style-name="P14"/>
      <text:p text:style-name="P14"/>
      <text:p text:style-name="P10">MEJORAS ADICIONALES </text:p>
      <text:list xml:id="list3553654896992015681" text:style-name="L13">
        <text:list-item>
          <text:p text:style-name="P64"><text:span text:style-name="T29">O</text:span>pción para seleccionar el país</text:p>
        </text:list-item>
      </text:list>
      <text:list xml:id="list7314443715138256103" text:style-name="L14">
        <text:list-item>
          <text:p text:style-name="P65">Opción para cambiar idioma</text:p>
        </text:list-item>
        <text:list-item>
          <text:p text:style-name="P66">Opción para cambiar impuesto</text:p>
        </text:list-item>
        <text:list-item>
          <text:p text:style-name="P170"><text:span text:style-name="T16">Opción para c</text:span><text:span text:style-name="T14">rear tipos de productos</text:span></text:p>
        </text:list-item>
        <text:list-item>
          <text:p text:style-name="P65"><text:soft-page-break/>Agregar foto de producto</text:p>
        </text:list-item>
        <text:list-item>
          <text:p text:style-name="P65">Agregar foto de empleado</text:p>
        </text:list-item>
        <text:list-item>
          <text:p text:style-name="P171"><text:span text:style-name="T14">Opción </text:span><text:span text:style-name="T15">para </text:span><text:span text:style-name="T14">crear tipos de empleados</text:span></text:p>
        </text:list-item>
        <text:list-item>
          <text:p text:style-name="P67">Opción para elegir el diseño de la factura</text:p>
        </text:list-item>
      </text:list>
      <text:p text:style-name="P15"/>
      <text:p text:style-name="P15"/>
      <text:p text:style-name="P9">OPCI<text:span text:style-name="T2">O</text:span>N<text:span text:style-name="T1">ES</text:span></text:p>
      <text:list xml:id="list1399667978718186947" text:style-name="L15">
        <text:list-item>
          <text:p text:style-name="P172">Al h<text:span text:style-name="T8">ace</text:span>r la compra des<text:span text:style-name="T3">de java, usando la api de oscar:</text:span></text:p>
        </text:list-item>
      </text:list>
      <text:list xml:id="list2569202944693754060" text:style-name="L16">
        <text:list-item>
          <text:p text:style-name="P178">Cambiar el ‘Owner’ de la cesta haciendo login</text:p>
        </text:list-item>
        <text:list-item>
          <text:p text:style-name="P178">Añadir todos los productos a la cesta, con un request por producto</text:p>
        </text:list-item>
        <text:list-item>
          <text:p text:style-name="P178">Hacer checkout</text:p>
        </text:list-item>
      </text:list>
      <text:list xml:id="list145024172463361" text:continue-list="list1399667978718186947" text:style-name="L15">
        <text:list-item>
          <text:p text:style-name="P179">Enviar un request desde java con todos los datos necesarios para crear la orden, <text:span text:style-name="T11">con la api de oscar</text:span></text:p>
        </text:list-item>
      </text:list>
      <text:list xml:id="list1277136684036113498" text:style-name="L17">
        <text:list-item>
          <text:p text:style-name="P180">Id de usuario</text:p>
        </text:list-item>
        <text:list-item>
          <text:p text:style-name="P180">Lista de productos con id y cantidad</text:p>
        </text:list-item>
        <text:list-item>
          <text:p text:style-name="P180">Total de la compra</text:p>
        </text:list-item>
      </text:list>
      <text:list xml:id="list145023613604794" text:continue-list="list145024172463361" text:style-name="L15">
        <text:list-item>
          <text:p text:style-name="P181">Sincronizar bases de datos sin enviar requests</text:p>
        </text:list-item>
        <text:list-item>
          <text:p text:style-name="P182">Utilizar Odoo para el servidor web</text:p>
        </text:list-item>
      </text:list>
      <text:p text:style-name="P1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05T14:37:46.129698977</dc:date>
    <meta:editing-duration>PT20H27M50S</meta:editing-duration>
    <meta:editing-cycles>369</meta:editing-cycles>
    <meta:generator>LibreOffice/5.1.6.2$Linux_X86_64 LibreOffice_project/10m0$Build-2</meta:generator>
    <meta:document-statistic meta:table-count="0" meta:image-count="0" meta:object-count="0" meta:page-count="7" meta:paragraph-count="233" meta:word-count="2294" meta:character-count="13776" meta:non-whitespace-character-count="11903"/>
  </office:meta>
</office:document-meta>
</file>